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2000000320F7F7157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cm, 4.001cm, 4.001cm, 4.0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39cm" svg:height="11.778cm" svg:x="4.675cm" svg:y="8.081cm">
          <draw:image xlink:href="Pictures/100000000000032000000320F7F715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4T13:18:07</dc:date>
    <dc:creator>Henri-Paul Indiogine</dc:creator>
    <meta:document-statistic meta:object-count="1"/>
    <meta:generator>LibreOffice/3.6$Linux_x86 LibreOffice_project/360m1$Build-2</meta:generator>
  </office:meta>
</office:document-meta>
</file>